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2"/>
      <text:p text:style-name="P3">Para cumplir los requistios minimos he creado un personaje que consiste en un cubo con una esfera como cabeza, varias esferas como articulaciones y manos, y dos esferas a modo de antenas (todos los anteriores modificando los valores necesarios para cumplir los requisitos)</text:p>
      <text:p text:style-name="P3">He agrupado los Game Objects en un grupo llamado player y he creado un prefab, a partir de este prefab he creado un prefab variant llamado Player2.</text:p>
      <text:p text:style-name="P3">Los prefabs, texturas y materiales estan todos en sus respectivas carpeta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44S</meta:editing-duration>
    <meta:editing-cycles>4</meta:editing-cycles>
    <meta:generator>OpenOffice/4.1.10$Win32 OpenOffice.org_project/4110m2$Build-9807</meta:generator>
    <dc:date>2021-10-04T13:58:22.35</dc:date>
    <meta:document-statistic meta:table-count="0" meta:image-count="0" meta:object-count="0" meta:page-count="1" meta:paragraph-count="4" meta:word-count="83" meta:character-count="505"/>
    <meta:user-defined meta:name="Info 1"/>
    <meta:user-defined meta:name="Info 2"/>
    <meta:user-defined meta:name="Info 3"/>
    <meta:user-defined meta:name="Info 4"/>
  </office:meta>
</office:document-meta>
</file>